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ca19" officeooo:paragraph-rsid="001dca19"/>
    </style:style>
    <style:style style:name="P2" style:family="paragraph" style:parent-style-name="Standard">
      <style:text-properties style:text-underline-style="solid" style:text-underline-width="auto" style:text-underline-color="font-color" fo:font-weight="bold" officeooo:rsid="001f99f2" officeooo:paragraph-rsid="001f99f2" style:font-weight-asian="bold" style:font-weight-complex="bold"/>
    </style:style>
    <style:style style:name="T1" style:family="text">
      <style:text-properties fo:font-weight="normal" style:font-weight-asian="normal" style:font-weight-complex="normal"/>
    </style:style>
    <style:style style:name="T2" style:family="text">
      <style:text-properties style:text-underline-style="none" fo:font-weight="normal" style:font-weight-asian="normal" style:font-weight-complex="normal"/>
    </style:style>
    <style:style style:name="T3"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tle : </text:p>
      <text:p text:style-name="P1"/>
      <text:p text:style-name="Standard"><text:tab/><text:span text:style-name="T3">my Tv series / Ted summaries of second semester</text:span></text:p>
      <text:p text:style-name="Standard"/>
      <text:p text:style-name="P2">number 1 :</text:p>
      <text:p text:style-name="P2"><text:span text:style-name="T2"/></text:p>
      <text:p text:style-name="P2"><text:span text:style-name="T2"><text:tab/>this week i watched the black mirror last episode.This episode is a unique sort of fiction, because interaction between character and watcher, the watcher can decide what pricipal character have to do and with this aspect different scenarios can will arrive. The principal charater is Stefan Butler he is a young video game programmer. During this episode Stefan have to develop a video game <text:s/>for Tuckersoft company, in this company we have Colin also who is a famous programmer. Stefan lost his mom when he was young and he believe that he is his cause of that, Stefan see a psychologist frequently for that. he live alone with his father now. During episode all of stefan actions are dicted by another person (the wather) and stefan notices it and his theory is that a person in the futher manipulate him. so after watched this episode the question that should we question ourself is that our actions are do by our will or there are dicted by another person that we don't kno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6T16:30:16.658250120</meta:creation-date>
    <meta:generator>LibreOffice/6.0.7.3$Linux_X86_64 LibreOffice_project/00m0$Build-3</meta:generator>
    <dc:date>2019-01-16T21:48:54.760825726</dc:date>
    <meta:editing-duration>PT5H18M36S</meta:editing-duration>
    <meta:editing-cycles>5</meta:editing-cycles>
    <meta:document-statistic meta:table-count="0" meta:image-count="0" meta:object-count="0" meta:page-count="1" meta:paragraph-count="4" meta:word-count="186" meta:character-count="1046" meta:non-whitespace-character-count="860"/>
  </office:meta>
</office:document-meta>
</file>